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, Courier"/>
    <style:font-face style:name="sans-serif" svg:font-family="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style:line-height-at-least="0.198in" fo:text-indent="0in" style:auto-text-indent="fals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2" style:family="paragraph" style:parent-style-name="Text_20_body">
      <style:paragraph-properties fo:margin-left="0.4925in" fo:margin-right="0in" style:line-height-at-least="0.198in" fo:text-indent="0in" style:auto-text-indent="fals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3" style:family="paragraph" style:parent-style-name="Heading_20_1">
      <style:text-properties fo:font-variant="normal" fo:text-transform="none" fo:color="#000000" style:font-name="sans-serif" fo:font-size="18pt" fo:letter-spacing="normal" fo:font-style="normal" fo:font-weight="normal"/>
    </style:style>
    <style:style style:name="P4" style:family="paragraph" style:parent-style-name="Preformatted_20_Text">
      <style:paragraph-properties fo:margin-top="0in" fo:margin-bottom="0.1965in" style:line-height-at-least="0.198in" fo:background-color="#f9f9f9" fo:padding="0.0193in" fo:border="0.06pt dashed #2f6fab">
        <style:background-image/>
      </style:paragraph-properties>
      <style:text-properties fo:font-variant="normal" fo:text-transform="none" fo:color="#000000" fo:letter-spacing="normal"/>
    </style:style>
    <style:style style:name="P5" style:family="paragraph" style:parent-style-name="Text_20_body">
      <style:text-properties fo:font-variant="normal" fo:text-transform="none" fo:color="#000000" style:font-name="sans-serif" fo:font-size="12pt" fo:letter-spacing="normal" fo:font-style="normal" fo:font-weight="normal" style:font-size-asian="10.5pt" style:font-size-complex="12pt"/>
    </style:style>
    <style:style style:name="P6" style:family="paragraph" style:parent-style-name="Text_20_body" style:list-style-name="L1">
      <style:paragraph-properties fo:margin-left="0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7" style:family="paragraph" style:parent-style-name="Text_20_body" style:list-style-name="L11">
      <style:paragraph-properties fo:margin-left="0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8" style:family="paragraph" style:parent-style-name="Text_20_body">
      <style:paragraph-properties fo:margin-left="0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14.25pt" fo:letter-spacing="normal" fo:language="en" fo:country="none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14.25pt" fo:letter-spacing="normal" fo:language="en" fo:country="none" fo:font-style="normal" fo:font-weight="normal" style:font-size-asian="12pt" style:font-size-complex="12pt"/>
    </style:style>
    <style:style style:name="P10" style:family="paragraph" style:parent-style-name="Text_20_body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11" style:family="paragraph" style:parent-style-name="Text_20_body" style:list-style-name="L1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12" style:family="paragraph" style:parent-style-name="Text_20_body" style:list-style-name="L2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13" style:family="paragraph" style:parent-style-name="Text_20_body" style:list-style-name="L3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14" style:family="paragraph" style:parent-style-name="Text_20_body" style:list-style-name="L4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15" style:family="paragraph" style:parent-style-name="Text_20_body" style:list-style-name="L5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16" style:family="paragraph" style:parent-style-name="Text_20_body" style:list-style-name="L6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17" style:family="paragraph" style:parent-style-name="Text_20_body" style:list-style-name="L7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18" style:family="paragraph" style:parent-style-name="Text_20_body" style:list-style-name="L8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19" style:family="paragraph" style:parent-style-name="Text_20_body" style:list-style-name="L9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20" style:family="paragraph" style:parent-style-name="Text_20_body" style:list-style-name="L10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21" style:family="paragraph" style:parent-style-name="Text_20_body" style:list-style-name="L11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22" style:family="paragraph" style:parent-style-name="Text_20_body" style:list-style-name="L12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23" style:family="paragraph" style:parent-style-name="Text_20_body" style:list-style-name="L13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24" style:family="paragraph" style:parent-style-name="Text_20_body" style:list-style-name="L14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25" style:family="paragraph" style:parent-style-name="Text_20_body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14.25pt" fo:letter-spacing="normal" fo:language="en" fo:country="none" fo:font-style="normal" fo:font-weight="normal" style:font-size-asian="12pt" style:font-size-complex="12pt"/>
    </style:style>
    <style:style style:name="P26" style:family="paragraph" style:parent-style-name="Text_20_body" style:list-style-name="L12">
      <style:paragraph-properties fo:margin-left="0.4925in" fo:margin-right="0in" fo:margin-top="0in" fo:margin-bottom="0in" style:line-height-at-least="0.198in" fo:text-indent="0in" style:auto-text-indent="false" fo:padding="0in" fo:border="none"/>
    </style:style>
    <style:style style:name="P27" style:family="paragraph" style:parent-style-name="Text_20_body">
      <style:paragraph-properties fo:margin-left="0.4925in" fo:margin-right="0in" style:line-height-at-least="0.198in" fo:text-indent="0in" style:auto-text-indent="fals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P28" style:family="paragraph" style:parent-style-name="Text_20_body">
      <style:paragraph-properties fo:margin-left="0.4925in" fo:margin-right="0in" style:line-height-at-least="0.198in" fo:text-indent="0in" style:auto-text-indent="false"/>
      <style:text-properties fo:font-variant="normal" fo:text-transform="none" fo:color="#000000" style:font-name="sans-serif" fo:font-size="9.75pt" fo:letter-spacing="normal" fo:font-style="normal" fo:font-weight="normal"/>
    </style:style>
    <style:style style:name="P29" style:family="paragraph" style:parent-style-name="Text_20_body">
      <style:paragraph-properties fo:margin-left="0.4925in" fo:margin-right="0in" style:line-height-at-least="0.198in" fo:text-indent="0in" style:auto-text-indent="false"/>
      <style:text-properties fo:font-variant="normal" fo:text-transform="none" fo:color="#000000" style:font-name="sans-serif" fo:font-size="9.69999980926514pt" fo:letter-spacing="normal" fo:language="en" fo:country="none" fo:font-style="normal" fo:font-weight="normal" style:font-size-asian="9.69999980926514pt" style:font-size-complex="9.69999980926514pt"/>
    </style:style>
    <style:style style:name="P30" style:family="paragraph" style:parent-style-name="Text_20_body">
      <style:paragraph-properties fo:margin-left="0.4925in" fo:margin-right="0in" style:line-height-at-least="0.198in" fo:text-indent="0in" style:auto-text-indent="false" fo:padding="0in" fo:border="none"/>
    </style:style>
    <style:style style:name="P31" style:family="paragraph" style:parent-style-name="Text_20_body">
      <style:paragraph-properties fo:margin-left="0.9846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14.25pt" fo:letter-spacing="normal" fo:language="en" fo:country="none" fo:font-style="normal" fo:font-weight="normal" style:font-size-asian="12pt" style:font-size-complex="12pt"/>
    </style:style>
    <style:style style:name="P32" style:family="paragraph" style:parent-style-name="Heading_20_2">
      <style:paragraph-properties fo:margin-left="0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18pt" fo:letter-spacing="normal" fo:language="en" fo:country="none" fo:font-style="normal" fo:font-weight="normal"/>
    </style:style>
    <style:style style:name="P33" style:family="paragraph" style:parent-style-name="Heading_20_2">
      <style:paragraph-properties fo:margin-left="0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14.25pt" fo:letter-spacing="normal" fo:language="en" fo:country="none" fo:font-style="normal" fo:font-weight="normal"/>
    </style:style>
    <style:style style:name="P34" style:family="paragraph" style:parent-style-name="Heading_20_2">
      <style:paragraph-properties fo:margin-left="0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14.25pt" fo:letter-spacing="normal" fo:language="en" fo:country="none" fo:font-style="normal" fo:font-weight="normal" style:font-size-asian="12pt" style:font-size-complex="12pt"/>
    </style:style>
    <style:style style:name="P35" style:family="paragraph" style:parent-style-name="Heading_20_2">
      <style:paragraph-properties fo:margin-left="0.4925in" fo:margin-right="0in" fo:margin-top="0in" fo:margin-bottom="0in" style:line-height-at-least="0.198in" fo:text-indent="0in" style:auto-text-indent="false" fo:padding="0in" fo:border="none"/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T1" style:family="text">
      <style:text-properties fo:font-variant="normal" fo:text-transform="none" fo:color="#000000" style:font-name="sans-serif" fo:font-size="9.75pt" fo:letter-spacing="normal" fo:language="en" fo:country="none" fo:font-style="normal" fo:font-weight="normal"/>
    </style:style>
    <style:style style:name="T2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sans-serif" fo:font-size="9.75pt" fo:letter-spacing="normal" fo:font-style="italic" fo:font-weight="normal"/>
    </style:style>
    <style:style style:name="T4" style:family="text">
      <style:text-properties fo:font-variant="normal" fo:text-transform="none" fo:color="#3366bb" style:text-line-through-style="none" style:font-name="sans-serif" fo:font-size="9.75pt" fo:letter-spacing="normal" fo:font-style="normal" style:text-underline-style="none" fo:font-weight="normal" style:text-blinking="false"/>
    </style:style>
    <style:style style:name="T5" style:family="text">
      <style:text-properties fo:font-style="italic"/>
    </style:style>
    <style:style style:name="T6" style:family="text">
      <style:text-properties style:font-name="monospace" fo:font-size="9.75pt" fo:language="en" fo:country="none" fo:font-style="normal" fo:font-weight="normal"/>
    </style:style>
    <style:style style:name="T7" style:family="text">
      <style:text-properties fo:font-size="9.69999980926514pt" style:font-size-asian="9.69999980926514pt" style:font-size-complex="9.69999980926514pt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acticing Git</text:h>
      <text:p text:style-name="P5">as seen on bit.ly/Practicing-Git</text:p>
      <text:h text:style-name="P32" text:outline-level="2"/>
      <text:h text:style-name="P33" text:outline-level="2">Visiting the project on the web</text:h>
      <text:p text:style-name="P1"/>
      <text:p text:style-name="P2">Since this project is a website, we've specially configured the repository so that whenever there is a push to it, it is made visible on the web.</text:p>
      <text:p text:style-name="P30"><text:span text:style-name="T2">If your group's repository is called </text:span><text:span text:style-name="T3">waffle-castle.github.io</text:span><text:span text:style-name="T2">, then you can see that the shared version is visible on the web at </text:span><text:a xlink:type="simple" xlink:href="http://waffle-castle.github.io/"><text:span text:style-name="T4">http://waffle-castle.github.io/</text:span></text:a><text:span text:style-name="T2">. This is just an example. Your group's repository page should be at schoolname-#.github.io (for example, princeton-1.github.io or princeton-2.github.io.)</text:span></text:p>
      <text:p text:style-name="P28">But note that any changes in your <text:span text:style-name="T5">fork </text:span>won't show up there until the maintainer of the project merges those changes in.</text:p>
      <text:p text:style-name="P2"/>
      <text:h text:style-name="P33" text:outline-level="2"/>
      <text:h text:style-name="P33" text:outline-level="2"><text:bookmark text:name="To_fork_a_project_on_Github"/>To fork a project on Github</text:h>
      <text:list xml:id="list1529711649" text:style-name="L1">
        <text:list-header>
          <text:p text:style-name="P6"/>
          <text:p text:style-name="P11">Start out logged in to Github</text:p>
        </text:list-header>
      </text:list>
      <text:list xml:id="list1943056302" text:style-name="L2">
        <text:list-header>
          <text:p text:style-name="P12"/>
          <text:p text:style-name="P12">Visit the project you want to fork</text:p>
        </text:list-header>
      </text:list>
      <text:list xml:id="list537539737" text:style-name="L3">
        <text:list-header>
          <text:p text:style-name="P13"/>
          <text:p text:style-name="P13">Click the "Fork" button in the top-right</text:p>
          <text:p text:style-name="P13"/>
          <text:p text:style-name="P13">Wait for the animation to conclude</text:p>
        </text:list-header>
      </text:list>
      <text:list xml:id="list1149733327" text:style-name="L4">
        <text:list-header>
          <text:p text:style-name="P14"/>
          <text:p text:style-name="P14">Notice that your browser is now visiting a copy of the project in your personal space, rather than the old, group-owned one. You should also see a "fork of..." remark in the top-left.</text:p>
        </text:list-header>
      </text:list>
      <text:h text:style-name="P33" text:outline-level="2"/>
      <text:h text:style-name="P33" text:outline-level="2"><text:bookmark text:name="Now.2C_clone_to_it_to_your_computer"/>Now, clone to it to your computer</text:h>
      <text:p text:style-name="P8"/>
      <text:list xml:id="list492647151" text:style-name="L5">
        <text:list-header>
          <text:p text:style-name="P15">On the right side, look for the clone URL</text:p>
        </text:list-header>
      </text:list>
      <text:list xml:id="list304422232" text:style-name="L6">
        <text:list-header>
          <text:p text:style-name="P16"/>
          <text:p text:style-name="P16">Copy that to the clipboard</text:p>
        </text:list-header>
      </text:list>
      <text:list xml:id="list283472933" text:style-name="L7">
        <text:list-header>
          <text:p text:style-name="P17"/>
          <text:p text:style-name="P17">Open a terminal and type: "git clone " (including the space, but not including the quotation marks)</text:p>
        </text:list-header>
      </text:list>
      <text:list xml:id="list1938996325" text:style-name="L8">
        <text:list-header>
          <text:p text:style-name="P18"/>
          <text:p text:style-name="P18">Use your terminal to "paste" the URL in. (Make sure it starts with <text:span text:style-name="T5">https</text:span>; if not, it is likely to cause problems if you do not have SSH keys set up, which you probably don't.)</text:p>
        </text:list-header>
      </text:list>
      <text:list xml:id="list208513240" text:style-name="L9">
        <text:list-header>
          <text:p text:style-name="P19"/>
          <text:p text:style-name="P19">Press enter to do the "git clone" operation.</text:p>
        </text:list-header>
      </text:list>
      <text:list xml:id="list2048728363" text:style-name="L10">
        <text:list-header>
          <text:p text:style-name="P20"><text:soft-page-break/></text:p>
          <text:p text:style-name="P20">Once you've done that, "cd" into the directory.</text:p>
          <text:p text:style-name="P20"/>
        </text:list-header>
      </text:list>
      <text:h text:style-name="P33" text:outline-level="2"><text:bookmark text:name="Make_sure_you_have_the_project_properly_set_up"/>Make sure you have the project properly set up</text:h>
      <text:list xml:id="list598144001" text:style-name="L11">
        <text:list-header>
          <text:p text:style-name="P7"/>
          <text:p text:style-name="P21">Open index.html in your favorite text editor -- it should look like a regular HTML page</text:p>
        </text:list-header>
      </text:list>
      <text:list xml:id="list561004722" text:style-name="L12">
        <text:list-header>
          <text:p text:style-name="P22"/>
          <text:p text:style-name="P26"><text:span text:style-name="T1">Open index.html in your favorite web browser -- it should look the same as the main website at schoolname-#.github.io</text:span></text:p>
        </text:list-header>
      </text:list>
      <text:list xml:id="list1485851750" text:style-name="L13">
        <text:list-header>
          <text:p text:style-name="P23"/>
          <text:p text:style-name="P23">Make a test change in index.html, save, and reload in the browser. Make sure what you see in the the browser reflects that change.</text:p>
        </text:list-header>
      </text:list>
      <text:list xml:id="list2180725561" text:style-name="L14">
        <text:list-header>
          <text:p text:style-name="P24"/>
          <text:p text:style-name="P24">Undo that change, with your editor, save, and then reload in the browser. Make sure what you see in the browser reflects that change.</text:p>
        </text:list-header>
      </text:list>
      <text:h text:style-name="P33" text:outline-level="2"/>
      <text:h text:style-name="P33" text:outline-level="2"><text:bookmark text:name="Find_a_task"/>Find a task</text:h>
      <text:h text:style-name="P33" text:outline-level="2"/>
      <text:h text:style-name="P35" text:outline-level="2">Now, find a bug on the project's issue tracker that you will work on, and claim it by leaving a comment on the issue saying so.</text:h>
      <text:p text:style-name="P10"/>
      <text:p text:style-name="P2">(Before you do that, make sure to refresh the page and check that no one else has claimed it while you were reading and deciding.)</text:p>
      <text:p text:style-name="P1"/>
      <text:h text:style-name="P33" text:outline-level="2"><text:bookmark text:name="Resolve_the_task"/>Resolve the task</text:h>
      <text:p text:style-name="P2"/>
      <text:p text:style-name="P2">How you do this depends on the issue you've chosen. If you run into a problem you can't seem to solve, try asking the student next to you or one of the mentors.</text:p>
      <text:p text:style-name="P2">Make sure to open up index.html and check that your solution works.</text:p>
      <text:p text:style-name="P2"/>
      <text:h text:style-name="P33" text:outline-level="2"><text:bookmark text:name="Commit_and_push"/>Commit and push</text:h>
      <text:p text:style-name="P1"/>
      <text:p text:style-name="P2">Once you're finished making changes, you can use the following command to get a list of files you've changed:</text:p>
      <text:p text:style-name="P4"><text:s text:c="3"/><text:span text:style-name="T6">git status</text:span></text:p>
      <text:p text:style-name="P2">You can commit your changes by typing "git add" followed by the files you've changed, for instance:</text:p>
      <text:p text:style-name="P4"><text:s text:c="3"/><text:span text:style-name="T6">git add index.html</text:span></text:p>
      <text:p text:style-name="P2">Once you've added the changes, you can "commit" them with a message specifying what you've changed.</text:p>
      <text:p text:style-name="P4"><text:soft-page-break/><text:s text:c="3"/><text:span text:style-name="T6">git commit -m "Explanation of my changes"</text:span></text:p>
      <text:p text:style-name="P2">Now, publish those changes on Github by typing:</text:p>
      <text:p text:style-name="P4"><text:s text:c="3"/><text:span text:style-name="T6">git push</text:span></text:p>
      <text:p text:style-name="P2">You can now visit Github and make sure your personal fork contains those changes.</text:p>
      <text:h text:style-name="P33" text:outline-level="2"/>
      <text:h text:style-name="P33" text:outline-level="2"><text:bookmark text:name="Create_pull_request"/>Create pull request</text:h>
      <text:p text:style-name="P2"/>
      <text:p text:style-name="P2">Visit your personal fork and click the "Pull requests" button on the right. This will offer you the chance to "Create...". Explain what you did, and leave a remark that this relates to the issue number you saw.</text:p>
      <text:p text:style-name="P2">Now, get feedback from the project's maintainer (the mentor leading your group) and eagerly await your pull request getting merged!</text:p>
      <text:p text:style-name="P2"/>
      <text:h text:style-name="P33" text:outline-level="2"><text:bookmark text:name="Once_merged.2C_visit_your_changes_on_the_web"/>Once merged, visit your changes on the web</text:h>
      <text:p text:style-name="P2"/>
      <text:p text:style-name="P2">When your changes are merged into the main project repository, our specially configured repository will update the group website with the merged files.</text:p>
      <text:p text:style-name="P29">This is a special trick that we do during the Website editing with git exercise, using Github Pages. It demonstrates that when the merge happens, it can programmatically cause a different event; these are often called <text:span text:style-name="T5">hooks</text:span>.</text:p>
      <text:p text:style-name="P2"/>
      <text:h text:style-name="P34" text:outline-level="2">Want to learn more?</text:h>
      <text:p text:style-name="P9"/>
      <text:p text:style-name="P25"><text:span text:style-name="T7">Visit bit.ly/Practicing-Git and scroll down to the bottom to learn a few additional concepts such as adding multiple remotes and resolving merge conflicts.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, Courier"/>
    <style:font-face style:name="sans-serif" svg:font-family="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a </meta:initial-creator>
    <meta:creation-date>2013-09-25T00:38:02</meta:creation-date>
    <dc:date>2013-11-22T18:19:47</dc:date>
    <dc:creator>Shauna </dc:creator>
    <meta:editing-duration>PT2M18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3" meta:paragraph-count="48" meta:word-count="711" meta:character-count="3995" meta:non-whitespace-character-count="3335"/>
  </office:meta>
</office:document-meta>
</file>